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P11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5" style:family="text">
      <style:text-properties fo:font-size="20.3999996185303pt" style:font-size-asian="20.3999996185303pt" style:font-size-complex="20.3999996185303pt"/>
    </style:style>
    <style:style style:name="T6" style:family="text">
      <style:text-properties fo:font-size="20.3999996185303pt" officeooo:rsid="003ed5ef" style:font-size-asian="20.3999996185303pt" style:font-size-complex="20.3999996185303pt"/>
    </style:style>
    <style:style style:name="T7" style:family="text">
      <style:text-properties style:font-name="Gill Sans" fo:language="fr" fo:country="FR" officeooo:rsid="00c02b7f"/>
    </style:style>
    <style:style style:name="T8" style:family="text">
      <style:text-properties officeooo:rsid="00c351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5">eric@</text:span><text:span text:style-name="T4">culture</text:span><text:span text:style-name="T5">.graphic</text:span><text:span text:style-name="T6">s</text:span></text:h>
      <text:h text:style-name="P1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826990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Conception Pédagogique de l<text:span text:style-name="T3">'atelier</text:span> de Connie Malamed</text:p>
          </table:table-cell>
        </table:table-row>
        <table:table-row table:style-name="TableLine105553182894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Gestion de l'Apprentissage Numérique de LearnAssembly</text:p>
          </table:table-cell>
        </table:table-row>
        <table:table-row table:style-name="TableLine105553182885632">
          <table:table-cell table:style-name="Table1.A1" office:value-type="string">
            <text:p text:style-name="Table_20_Start_20_Date"><text:span text:style-name="T7">depuis</text:span>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1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828948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2">&amp;</text:span> transmettre le graphisme au collège du CNAP sur FUN</text:p>
          </table:table-cell>
        </table:table-row>
        <table:table-row table:style-name="TableLine10555318282777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05553182824704">
          <table:table-cell table:style-name="GraphicDesignTable.A1" office:value-type="string">
            <text:p text:style-name="Table_20_Start_20_Date"><text:span text:style-name="T7">depuis</text:span>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s en arts appliqués à distance, parcours Graphiste de l'edaa</text:p>
          </table:table-cell>
        </table:table-row>
        <table:table-row table:style-name="TableLine10555318283392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055531828267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82818816">
          <table:table-cell table:style-name="GraphicDesignTable.A1" office:value-type="string">
            <text:p text:style-name="Table_20_Start_20_Date"><text:span text:style-name="T7">depuis</text:span>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1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8283340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 table:style-name="TableLine10555318289228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82819328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82893056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82893568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82894336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8289331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82617088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8260633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828928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055531828840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  <table:table-row table:style-name="TableLine105553182894592">
          <table:table-cell table:style-name="Table2.A1" office:value-type="string">
            <text:p text:style-name="Table_20_Start_20_Date"><text:span text:style-name="T7">depuis</text:span>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étude de l'informatique en autodidac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9-27T10:27:45.954645990</dc:date>
    <meta:editing-duration>PT5H4M51S</meta:editing-duration>
    <meta:editing-cycles>149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50" meta:character-count="1033" meta:non-whitespace-character-count="929"/>
  </office:meta>
</office:document-meta>
</file>